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5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cm" svg:height="9.005cm" svg:x="14.014cm" svg:y="6.056cm">
            <draw:object draw:notify-on-update-of-ranges="Sheet1.H3:Sheet1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office:value-type="string" calcext:value-type="string">
            <text:p>class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table:formula="of:=FREQUENCY([.B$1:.B$100]; [.G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table:formula="of:=FREQUENCY([.B$1:.B$100]; [.G4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 table:formula="of:=FREQUENCY([.B$1:.B$100]; [.G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27T02:23:15.920202843</meta:creation-date>
    <dc:date>2015-04-27T02:41:08.607716984</dc:date>
    <dc:creator>Hyna </dc:creator>
    <meta:editing-duration>PT2M32S</meta:editing-duration>
    <meta:editing-cycles>1</meta:editing-cycles>
    <meta:document-statistic meta:table-count="1" meta:cell-count="208" meta:object-count="1"/>
    <meta:generator>LibreOffice/4.3.6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legend chart:legend-position="end" svg:x="13.758cm" svg:y="4.204cm" style:legend-expansion="high" chart:style-name="ch2"/>
        <chart:plot-area chart:style-name="ch3" table:cell-range-address="Sheet1.H3:Sheet1.H5" svg:x="0.32cm" svg:y="0.18cm" svg:width="13.118cm" svg:height="8.646cm">
          <chartooo:coordinate-region svg:x="1.127cm" svg:y="0.379cm" svg:width="12.31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